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013cm" table:align="margins"/>
    </style:style>
    <style:style style:name="Table1.A" style:family="table-column">
      <style:table-column-properties style:column-width="8.419cm" style:rel-column-width="27569*"/>
    </style:style>
    <style:style style:name="Table1.B" style:family="table-column">
      <style:table-column-properties style:column-width="11.594cm" style:rel-column-width="37966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0.013cm" table:align="margins"/>
    </style:style>
    <style:style style:name="Table3.A" style:family="table-column">
      <style:table-column-properties style:column-width="8.419cm" style:rel-column-width="27569*"/>
    </style:style>
    <style:style style:name="Table3.B" style:family="table-column">
      <style:table-column-properties style:column-width="11.594cm" style:rel-column-width="37966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0.013cm" table:align="margins"/>
    </style:style>
    <style:style style:name="Table2.A" style:family="table-column">
      <style:table-column-properties style:column-width="4.378cm" style:rel-column-width="14336*"/>
    </style:style>
    <style:style style:name="Table2.B" style:family="table-column">
      <style:table-column-properties style:column-width="15.635cm" style:rel-column-width="51199*"/>
    </style:style>
    <style:style style:name="Table2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style:text-autospace="none"/>
      <style:text-properties style:font-name="Courier New" fo:font-size="12pt" fo:background-color="#e6e6ff" style:font-size-asian="12pt" style:font-size-complex="12pt"/>
    </style:style>
    <style:style style:name="P3" style:family="paragraph" style:parent-style-name="Standard">
      <style:paragraph-properties style:text-autospace="none"/>
      <style:text-properties style:font-name="Courier New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style:text-autospace="none"/>
      <style:text-properties style:font-name="Courier New"/>
    </style:style>
    <style:style style:name="P5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Standard">
      <style:paragraph-properties style:text-autospace="none"/>
      <style:text-properties style:use-window-font-color="true" fo:font-size="12pt" style:font-size-asian="12pt" style:font-size-complex="12pt"/>
    </style:style>
    <style:style style:name="P8" style:family="paragraph" style:parent-style-name="Standard">
      <style:paragraph-properties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9" style:family="paragraph" style:parent-style-name="Standard">
      <style:text-properties style:use-window-font-color="true" fo:font-size="12pt" fo:language="zxx" fo:country="none" style:font-size-asian="12pt" style:font-size-complex="12pt"/>
    </style:style>
    <style:style style:name="P10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font-size-complex="12pt"/>
    </style:style>
    <style:style style:name="P11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style:text-autospace="none"/>
      <style:text-properties style:use-window-font-color="true" style:font-name="Times New Roman" fo:font-size="12pt" style:font-size-asian="12pt" style:font-size-complex="12pt"/>
    </style:style>
    <style:style style:name="P13" style:family="paragraph" style:parent-style-name="Standard">
      <style:paragraph-properties style:text-autospace="none"/>
      <style:text-properties style:use-window-font-color="true" style:font-name="Times New Roman" fo:font-size="12pt" fo:language="en" fo:country="GB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style:text-autospace="none"/>
      <style:text-properties style:use-window-font-color="true"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style:use-window-font-color="true" fo:language="en" fo:country="GB" style:language-asian="zxx" style:country-asian="none" style:language-complex="zxx" style:country-complex="none"/>
    </style:style>
    <style:style style:name="P16" style:family="paragraph" style:parent-style-name="Standard">
      <style:paragraph-properties style:text-autospace="none"/>
      <style:text-properties style:use-window-font-color="true" style:font-name="Courier New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style:text-autospace="none"/>
      <style:text-properties style:use-window-font-color="true" style:font-name="Courier New" fo:font-size="10pt" fo:language="zxx" fo:country="none" style:font-size-asian="10pt" style:font-size-complex="10pt"/>
    </style:style>
    <style:style style:name="P18" style:family="paragraph" style:parent-style-name="Standard">
      <style:paragraph-properties style:text-autospace="none"/>
      <style:text-properties fo:color="#008000" style:font-name="Courier New" fo:font-size="12pt" style:font-size-asian="12pt" style:font-size-complex="12pt"/>
    </style:style>
    <style:style style:name="P19" style:family="paragraph" style:parent-style-name="Standard">
      <style:paragraph-properties style:text-autospace="none"/>
      <style:text-properties fo:color="#008000" style:font-name="Courier New" fo:font-size="10pt" fo:language="zxx" fo:country="none" style:font-size-asian="10pt" style:font-size-complex="10pt"/>
    </style:style>
    <style:style style:name="P20" style:family="paragraph" style:parent-style-name="Standard">
      <style:paragraph-properties style:text-autospace="none"/>
    </style:style>
    <style:style style:name="P21" style:family="paragraph" style:parent-style-name="Standard">
      <style:text-properties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style:language-asian="zxx" style:country-asian="none" style:language-complex="zxx" style:country-complex="none"/>
    </style:style>
    <style:style style:name="P23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text-properties fo:background-color="#e6e6e6" style:language-asian="zxx" style:country-asian="none" style:language-complex="zxx" style:country-complex="none"/>
    </style:style>
    <style:style style:name="P25" style:family="paragraph" style:parent-style-name="Standard">
      <style:paragraph-properties style:text-autospace="none"/>
      <style:text-properties fo:color="#0000ff" style:font-name="Courier New" fo:font-size="10pt" fo:language="zxx" fo:country="none" style:font-size-asian="10pt" style:font-size-complex="10pt"/>
    </style:style>
    <style:style style:name="P26" style:family="paragraph" style:parent-style-name="Standard">
      <style:paragraph-properties fo:margin-left="0cm" fo:margin-right="0cm" fo:text-indent="-0.635cm" style:auto-text-indent="false"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text-properties fo:font-size="10pt" fo:language="zxx" fo:country="none" style:font-size-asian="10pt" style:font-size-complex="10pt"/>
    </style:style>
    <style:style style:name="P29" style:family="paragraph" style:parent-style-name="Text_20_body">
      <style:paragraph-properties style:text-autospace="none"/>
      <style:text-properties style:font-name="Courier New" fo:font-size="10pt" fo:language="zxx" fo:country="none" style:font-size-asian="10pt" style:font-size-complex="10pt"/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>
      <style:paragraph-properties fo:break-before="page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 style:list-style-name="L1"/>
    <style:style style:name="P34" style:family="paragraph" style:parent-style-name="Standard" style:list-style-name="L1">
      <style:text-properties fo:font-size="12pt" style:font-size-asian="12pt" style:font-size-complex="12pt"/>
    </style:style>
    <style:style style:name="P35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36" style:family="paragraph" style:parent-style-name="Standard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style:text-autospace="none"/>
      <style:text-properties fo:color="#008000" style:font-name="Courier New" fo:font-size="10pt" fo:language="zxx" fo:country="none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urier New" fo:font-size="10pt" fo:language="zxx" fo:country="none" style:font-size-asian="10pt" style:font-size-complex="10pt"/>
    </style:style>
    <style:style style:name="P39" style:family="paragraph" style:parent-style-name="Standard" style:list-style-name="L5">
      <style:paragraph-properties style:text-autospace="none"/>
      <style:text-properties style:use-window-font-color="true" style:font-name="Courier New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40" style:family="paragraph" style:parent-style-name="Standard" style:list-style-name="L5">
      <style:paragraph-properties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41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42" style:family="paragraph" style:parent-style-name="Standard" style:list-style-name="L3">
      <style:paragraph-properties fo:text-align="start" style:justify-single-word="false" style:text-autospace="none" style:writing-mode="lr-tb"/>
      <style:text-properties fo:font-size="12pt" style:font-size-asian="12pt" style:font-size-complex="12pt"/>
    </style:style>
    <style:style style:name="P43" style:family="paragraph" style:parent-style-name="Standard" style:list-style-name="L4">
      <style:paragraph-properties fo:text-align="start" style:justify-single-word="false" style:text-autospace="none" style:writing-mode="lr-tb"/>
      <style:text-properties style:use-window-font-color="true" style:font-name="Times New Roman" fo:font-size="12pt" style:font-size-asian="12pt" style:font-size-complex="12pt"/>
    </style:style>
    <style:style style:name="P44" style:family="paragraph" style:parent-style-name="Standard" style:list-style-name="L5">
      <style:paragraph-properties fo:margin-left="0cm" fo:margin-right="0cm" fo:text-indent="-0.635cm" style:auto-text-indent="false" style:text-autospace="none"/>
      <style:text-properties style:font-name="Courier New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45" style:family="paragraph" style:parent-style-name="Standard" style:list-style-name="L5">
      <style:paragraph-properties fo:margin-left="0cm" fo:margin-right="0cm" fo:text-indent="-0.635cm" style:auto-text-indent="false" style:text-autospace="none"/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P46" style:family="paragraph" style:parent-style-name="Standard" style:list-style-name="L5">
      <style:paragraph-properties fo:margin-left="0cm" fo:margin-right="0cm" fo:text-indent="-0.635cm" style:auto-text-indent="false" style:text-autospace="none"/>
      <style:text-properties style:use-window-font-color="true" style:font-name="Courier New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P47" style:family="paragraph" style:parent-style-name="Standard" style:list-style-name="L5">
      <style:paragraph-properties fo:margin-left="0cm" fo:margin-right="0cm" fo:text-indent="-0.635cm" style:auto-text-indent="false" style:text-autospace="none"/>
      <style:text-properties fo:font-size="12pt" fo:language="en" fo:country="GB" style:font-size-asian="12pt" style:font-size-complex="12pt"/>
    </style:style>
    <style:style style:name="P48" style:family="paragraph" style:parent-style-name="Standard" style:list-style-name="L5">
      <style:paragraph-properties fo:margin-left="0cm" fo:margin-right="0cm" fo:text-indent="-0.635cm" style:auto-text-indent="false" style:text-autospace="none"/>
    </style:style>
    <style:style style:name="P49" style:family="paragraph" style:parent-style-name="Heading_20_2" style:list-style-name="">
      <style:paragraph-properties style:text-autospace="none"/>
      <style:text-properties style:use-window-font-color="true" fo:font-size="12pt" style:font-size-asian="12pt" style:font-size-complex="12pt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Text_20_body" style:list-style-name="L2"/>
    <style:style style:name="P53" style:family="paragraph" style:parent-style-name="Contents_20_1">
      <style:paragraph-properties>
        <style:tab-stops>
          <style:tab-stop style:position="20.013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9.514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9.015cm" style:type="right" style:leader-style="dotted" style:leader-text="."/>
        </style:tab-stops>
      </style:paragraph-properties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language="zxx" fo:country="none" style:font-size-asian="10pt" style:font-size-complex="10pt"/>
    </style:style>
    <style:style style:name="T3" style:family="text">
      <style:text-properties style:use-window-font-color="true" fo:font-size="10pt" fo:language="none" fo:country="none" style:font-size-asian="10pt" style:font-size-complex="10pt"/>
    </style:style>
    <style:style style:name="T4" style:family="text">
      <style:text-properties style:use-window-font-color="true" fo:font-size="10pt" fo:language="none" fo:country="none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font-name="Courier New"/>
    </style:style>
    <style:style style:name="T6" style:family="text">
      <style:text-properties style:use-window-font-color="true" style:font-name="Courier New" fo:background-color="#e6e6ff"/>
    </style:style>
    <style:style style:name="T7" style:family="text">
      <style:text-properties style:use-window-font-color="true" style:font-name="Courier New" fo:background-color="#e6e6ff" style:language-asian="zxx" style:country-asian="none" style:language-complex="zxx" style:country-complex="none"/>
    </style:style>
    <style:style style:name="T8" style:family="text">
      <style:text-properties style:use-window-font-color="true" style:font-name="Courier New" fo:font-weight="bold" fo:background-color="#e6e6ff" style:font-weight-asian="bold" style:font-weight-complex="bold"/>
    </style:style>
    <style:style style:name="T9" style:family="text">
      <style:text-properties style:use-window-font-color="true" style:font-name="Courier New" fo:font-weight="bold" fo:background-color="#e6e6ff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style:use-window-font-color="true" style:font-name="Courier New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use-window-font-color="true" style:font-name="Courier New" fo:font-size="12pt" fo:language="en" fo:country="GB" fo:font-weight="bold" fo:background-color="#e6e6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" style:family="text">
      <style:text-properties style:use-window-font-color="true" style:font-name="Courier New" fo:font-size="12pt" fo:language="zxx" fo:country="none" fo:background-color="#e6e6ff" style:font-size-asian="12pt" style:font-size-complex="12pt"/>
    </style:style>
    <style:style style:name="T13" style:family="text">
      <style:text-properties style:use-window-font-color="true" style:font-name="Courier New" fo:font-size="12pt" fo:language="zxx" fo:country="none" style:font-size-asian="12pt" style:font-size-complex="12pt"/>
    </style:style>
    <style:style style:name="T14" style:family="text">
      <style:text-properties style:use-window-font-color="true" style:font-name="Courier New" fo:font-size="12pt" fo:language="none" fo:country="none" fo:font-weight="normal" fo:background-color="#e6e6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use-window-font-color="true" style:font-name="Courier New" fo:language="zxx" fo:country="none"/>
    </style:style>
    <style:style style:name="T16" style:family="text">
      <style:text-properties style:use-window-font-color="true" style:font-name="Courier New" fo:language="zxx" fo:country="none" fo:background-color="#e6e6ff"/>
    </style:style>
    <style:style style:name="T17" style:family="text">
      <style:text-properties style:use-window-font-color="true" style:font-name="Courier New" fo:font-size="10pt" fo:language="none" fo:country="none" fo:background-color="#e6e6f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use-window-font-color="true" style:font-name="Courier New" fo:font-size="10pt" fo:language="none" fo:country="none" fo:font-weight="bold" fo:background-color="#e6e6f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9" style:family="text">
      <style:text-properties style:use-window-font-color="true" style:font-name="Courier New" fo:language="none" fo:country="none" fo:background-color="#e6e6ff" style:language-asian="zxx" style:country-asian="none" style:language-complex="zxx" style:country-complex="none"/>
    </style:style>
    <style:style style:name="T20" style:family="text">
      <style:text-properties style:use-window-font-color="true" style:font-name="Courier New" fo:language="none" fo:country="none" fo:font-weight="bold" fo:background-color="#e6e6ff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use-window-font-color="true" style:font-name="Courier New" fo:language="none" fo:country="none" fo:font-weight="normal" fo:background-color="#e6e6ff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style:use-window-font-color="true" style:font-name="Courier New" fo:language="en" fo:country="GB" fo:background-color="#e6e6ff" style:language-asian="zxx" style:country-asian="none" style:language-complex="zxx" style:country-complex="none"/>
    </style:style>
    <style:style style:name="T23" style:family="text">
      <style:text-properties style:use-window-font-color="true" style:font-name="Times New Roman"/>
    </style:style>
    <style:style style:name="T24" style:family="text">
      <style:text-properties style:use-window-font-color="true" style:font-name="Times New Roman" fo:language="en" fo:country="GB" style:language-asian="zxx" style:country-asian="none" style:language-complex="zxx" style:country-complex="none"/>
    </style:style>
    <style:style style:name="T25" style:family="text"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style>
    <style:style style:name="T26" style:family="text">
      <style:text-properties style:use-window-font-color="true" fo:font-size="12pt" fo:language="zxx" fo:country="none" style:font-size-asian="12pt" style:font-size-complex="12pt"/>
    </style:style>
    <style:style style:name="T27" style:family="text">
      <style:text-properties style:use-window-font-color="true" fo:font-size="12pt" fo:language="zxx" fo:country="none" fo:font-weight="bold" style:font-size-asian="12pt" style:font-weight-asian="bold" style:font-size-complex="12pt" style:font-weight-complex="bold"/>
    </style:style>
    <style:style style:name="T28" style:family="text">
      <style:text-properties style:use-window-font-color="true" fo:font-weight="bold" style:font-weight-asian="bold" style:font-weight-complex="bold"/>
    </style:style>
    <style:style style:name="T29" style:family="text">
      <style:text-properties style:use-window-font-color="true" style:language-asian="zxx" style:country-asian="none" style:language-complex="zxx" style:country-complex="none"/>
    </style:style>
    <style:style style:name="T30" style:family="text">
      <style:text-properties style:use-window-font-color="true" fo:language="zxx" fo:country="none"/>
    </style:style>
    <style:style style:name="T31" style:family="text">
      <style:text-properties style:use-window-font-color="true" fo:language="none" fo:country="none"/>
    </style:style>
    <style:style style:name="T32" style:family="text">
      <style:text-properties style:use-window-font-color="true" fo:language="none" fo:country="none" fo:font-weight="bold" style:font-weight-asian="bold" style:font-weight-complex="bold"/>
    </style:style>
    <style:style style:name="T33" style:family="text">
      <style:text-properties style:use-window-font-color="true" style:font-name="Times New Roman"/>
    </style:style>
    <style:style style:name="T34" style:family="text">
      <style:text-properties fo:color="#0000ff"/>
    </style:style>
    <style:style style:name="T35" style:family="text">
      <style:text-properties fo:color="#0000ff" style:font-name="Courier New" fo:background-color="#e6e6ff" style:language-asian="zxx" style:country-asian="none" style:language-complex="zxx" style:country-complex="none"/>
    </style:style>
    <style:style style:name="T36" style:family="text">
      <style:text-properties fo:color="#0000ff" style:font-name="Courier New" fo:font-size="12pt" fo:language="en" fo:country="GB" fo:background-color="#e6e6ff" style:font-size-asian="12pt" style:language-asian="zxx" style:country-asian="none" style:font-size-complex="12pt" style:language-complex="zxx" style:country-complex="none"/>
    </style:style>
    <style:style style:name="T37" style:family="text">
      <style:text-properties fo:color="#0000ff" style:font-name="Courier New" fo:font-size="12pt" fo:language="en" fo:country="GB" fo:font-weight="bold" fo:background-color="#e6e6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8" style:family="text">
      <style:text-properties fo:color="#0000ff" style:font-name="Courier New" fo:font-size="12pt" fo:language="en" fo:country="GB" fo:font-weight="normal" fo:background-color="#e6e6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fo:color="#0000ff" style:font-name="Courier New" fo:font-size="12pt" fo:language="zxx" fo:country="none" style:font-size-asian="12pt" style:font-size-complex="12pt"/>
    </style:style>
    <style:style style:name="T40" style:family="text">
      <style:text-properties fo:color="#0000ff" style:font-name="Courier New" fo:font-size="12pt" fo:language="none" fo:country="none" fo:font-weight="normal" fo:background-color="#e6e6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fo:color="#0000ff" style:font-name="Courier New" fo:language="zxx" fo:country="none"/>
    </style:style>
    <style:style style:name="T42" style:family="text">
      <style:text-properties fo:color="#0000ff" style:font-name="Courier New" fo:font-size="10pt" fo:language="none" fo:country="none" fo:background-color="#e6e6ff" style:font-size-asian="10pt" style:language-asian="zxx" style:country-asian="none" style:font-size-complex="10pt" style:language-complex="zxx" style:country-complex="none"/>
    </style:style>
    <style:style style:name="T43" style:family="text">
      <style:text-properties fo:color="#0000ff" style:font-name="Courier New" fo:language="none" fo:country="none" fo:background-color="#e6e6ff" style:language-asian="zxx" style:country-asian="none" style:language-complex="zxx" style:country-complex="none"/>
    </style:style>
    <style:style style:name="T44" style:family="text">
      <style:text-properties fo:color="#0000ff" style:font-name="Courier New" fo:language="none" fo:country="none" fo:font-weight="normal" fo:background-color="#e6e6ff" style:language-asian="zxx" style:country-asian="none" style:font-weight-asian="normal" style:language-complex="zxx" style:country-complex="none" style:font-weight-complex="normal"/>
    </style:style>
    <style:style style:name="T45" style:family="text">
      <style:text-properties fo:color="#0000ff" fo:font-size="10pt" fo:language="zxx" fo:country="none" style:font-size-asian="10pt" style:font-size-complex="10pt"/>
    </style:style>
    <style:style style:name="T46" style:family="text">
      <style:text-properties fo:color="#0000ff" fo:font-size="10pt" fo:language="none" fo:country="none" style:font-size-asian="10pt" style:font-size-complex="10pt"/>
    </style:style>
    <style:style style:name="T47" style:family="text">
      <style:text-properties fo:color="#0000ff" fo:language="zxx" fo:country="none"/>
    </style:style>
    <style:style style:name="T48" style:family="text">
      <style:text-properties fo:color="#0000ff" fo:language="none" fo:country="none"/>
    </style:style>
    <style:style style:name="T49" style:family="text">
      <style:text-properties fo:color="#0000ff" fo:language="none" fo:country="none" fo:font-weight="normal" style:font-weight-asian="normal" style:font-weight-complex="normal"/>
    </style:style>
    <style:style style:name="T50" style:family="text">
      <style:text-properties fo:color="#0000ff" fo:font-size="11pt" fo:language="none" fo:country="none" style:font-size-asian="11pt" style:font-size-complex="11pt"/>
    </style:style>
    <style:style style:name="T51" style:family="text">
      <style:text-properties fo:color="#008000"/>
    </style:style>
    <style:style style:name="T52" style:family="text">
      <style:text-properties fo:color="#008000" style:font-name="Times New Roman"/>
    </style:style>
    <style:style style:name="T53" style:family="text">
      <style:text-properties fo:color="#008000" style:font-name="Times New Roman" fo:language="en" fo:country="GB" style:language-asian="zxx" style:country-asian="none" style:language-complex="zxx" style:country-complex="none"/>
    </style:style>
    <style:style style:name="T54" style:family="text">
      <style:text-properties fo:color="#008000" fo:font-size="10pt" fo:language="zxx" fo:country="none" style:font-size-asian="10pt" style:font-size-complex="10pt"/>
    </style:style>
    <style:style style:name="T55" style:family="text">
      <style:text-properties fo:color="#008000" fo:language="zxx" fo:country="none"/>
    </style:style>
    <style:style style:name="T56" style:family="text">
      <style:text-properties fo:color="#008000" style:font-name="Times New Roman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style:font-style-asian="italic" style:font-style-complex="italic"/>
    </style:style>
    <style:style style:name="T60" style:family="text">
      <style:text-properties style:font-name="Times New Roman" style:language-asian="zxx" style:country-asian="none" style:language-complex="zxx" style:country-complex="none"/>
    </style:style>
    <style:style style:name="T61" style:family="text">
      <style:text-properties style:font-name="Times New Roman" fo:font-weight="bold" style:language-asian="zxx" style:country-asian="none" style:font-weight-asian="bold" style:language-complex="zxx" style:country-complex="none" style:font-weight-complex="bold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fo:color="#a31515" fo:font-size="10pt" fo:language="zxx" fo:country="none" style:font-size-asian="10pt" style:font-size-complex="10pt"/>
    </style:style>
    <style:style style:name="T64" style:family="text">
      <style:text-properties fo:color="#2b91af" fo:font-size="10pt" fo:language="zxx" fo:country="none" style:font-size-asian="10pt" style:font-size-complex="10pt"/>
    </style:style>
    <style:style style:name="T65" style:family="text">
      <style:text-properties fo:color="#2b91af" fo:font-size="10pt" fo:language="none" fo:country="none" style:font-size-asian="10pt" style:font-size-complex="10pt"/>
    </style:style>
    <style:style style:name="T66" style:family="text">
      <style:text-properties fo:color="#2b91af" style:font-name="Courier New" fo:font-size="12pt" fo:language="zxx" fo:country="none" style:font-size-asian="12pt" style:font-size-complex="12pt"/>
    </style:style>
    <style:style style:name="T67" style:family="text">
      <style:text-properties fo:color="#2b91af" style:font-name="Courier New" fo:font-size="12pt" fo:language="en" fo:country="GB" fo:font-weight="bold" fo:background-color="#e6e6f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8" style:family="text">
      <style:text-properties fo:color="#2b91af" style:font-name="Courier New" fo:font-size="12pt" fo:language="en" fo:country="GB" fo:font-weight="normal" fo:background-color="#e6e6f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fo:color="#2b91af" style:font-name="Courier New" fo:font-size="10pt" fo:language="none" fo:country="none" fo:background-color="#e6e6ff" style:font-size-asian="10pt" style:language-asian="zxx" style:country-asian="none" style:font-size-complex="10pt" style:language-complex="zxx" style:country-complex="none"/>
    </style:style>
    <style:style style:name="T70" style:family="text">
      <style:text-properties fo:color="#2b91af" style:font-name="Courier New" fo:font-size="10pt" fo:language="zxx" fo:country="none" style:font-size-asian="10pt" style:font-size-complex="10pt"/>
    </style:style>
    <style:style style:name="T71" style:family="text">
      <style:text-properties fo:color="#2b91af" style:font-name="Courier New" fo:language="none" fo:country="none" fo:background-color="#e6e6ff"/>
    </style:style>
    <style:style style:name="T72" style:family="text">
      <style:text-properties fo:color="#2b91af" style:font-name="Courier New" fo:language="none" fo:country="none" fo:background-color="#e6e6ff" style:language-asian="zxx" style:country-asian="none" style:language-complex="zxx" style:country-complex="none"/>
    </style:style>
    <style:style style:name="T73" style:family="text">
      <style:text-properties fo:color="#2b91af" style:font-name="Courier New" fo:language="zxx" fo:country="none"/>
    </style:style>
    <style:style style:name="T74" style:family="text">
      <style:text-properties fo:color="#2b91af" fo:language="zxx" fo:country="none"/>
    </style:style>
    <style:style style:name="T75" style:family="text">
      <style:text-properties fo:color="#2b91af" fo:language="none" fo:country="none"/>
    </style:style>
    <style:style style:name="T76" style:family="text">
      <style:text-properties fo:color="#2b91af" fo:language="none" fo:country="none" fo:font-weight="bold" style:font-weight-asian="bold" style:font-weight-complex="bold"/>
    </style:style>
    <style:style style:name="T77" style:family="text">
      <style:text-properties fo:color="#2b91af" style:font-name="Times New Roman" fo:language="none" fo:country="none"/>
    </style:style>
    <style:style style:name="T78" style:family="text">
      <style:text-properties fo:color="#2b91af" style:font-name="Times New Roman" fo:language="zxx" fo:country="none" style:language-asian="zxx" style:country-asian="none" style:language-complex="zxx" style:country-complex="none"/>
    </style:style>
    <style:style style:name="T79" style:family="text">
      <style:text-properties fo:color="#2b91af" fo:font-weight="normal" style:font-weight-asian="normal" style:font-weight-complex="normal"/>
    </style:style>
    <style:style style:name="T80" style:family="text">
      <style:text-properties fo:color="#2b91af" style:font-name="Times New Roman" fo:language="zxx" fo:country="none"/>
    </style:style>
    <style:style style:name="T81" style:family="text">
      <style:text-properties fo:language="zxx" fo:country="none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style:font-name="Times New Roman" fo:font-size="12pt" style:font-size-asian="12pt" style:font-size-complex="12pt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left" style:horizontal-rel="paragraph" fo:background-color="#e6e6e6" style:background-transparency="0%" fo:padding="0cm" fo:border="none" style:shadow="non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025cm" fo:text-indent="-0.635cm" fo:margin-left="0.02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6cm" fo:text-indent="-0.635cm" fo:margin-left="0.6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3cm" fo:text-indent="-0.635cm" fo:margin-left="1.9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35cm" fo:text-indent="-0.635cm" fo:margin-left="3.8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025cm" fo:text-indent="-0.635cm" fo:margin-left="0.02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6cm" fo:text-indent="-0.635cm" fo:margin-left="0.6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3cm" fo:text-indent="-0.635cm" fo:margin-left="1.9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35cm" fo:text-indent="-0.635cm" fo:margin-left="3.8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025cm" fo:text-indent="-0.635cm" fo:margin-left="0.02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6cm" fo:text-indent="-0.635cm" fo:margin-left="0.6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3cm" fo:text-indent="-0.635cm" fo:margin-left="1.9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35cm" fo:text-indent="-0.635cm" fo:margin-left="3.8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3534_1085244260"/>C# vJoy Feeder SDK<text:bookmark-end text:name="__RefHeading__3534_1085244260"/></text:h>
      <text:p text:style-name="P1">Version 2.0.1 – October 2012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3">C# vJoy Feeder SDK<text:tab/>1</text:p>
          <text:p text:style-name="P54">File listing:<text:tab/>1</text:p>
          <text:p text:style-name="P54">Fundamentals:<text:tab/>2</text:p>
          <text:p text:style-name="P54">Reccomended Practices:<text:tab/>3</text:p>
          <text:p text:style-name="P55">Test vJoy Driver:<text:tab/>3</text:p>
          <text:p text:style-name="P55">Test vJoy Virtual Devices:<text:tab/>3</text:p>
          <text:p text:style-name="P55">Acquire the vJoy Device:<text:tab/>4</text:p>
          <text:p text:style-name="P55">Feed vJoy Device:<text:tab/>4</text:p>
          <text:p text:style-name="P55">Relinquish the vJoy Device:<text:tab/>7</text:p>
          <text:p text:style-name="P54">Interface Function Reference:<text:tab/>8</text:p>
          <text:p text:style-name="P55">General driver data<text:tab/>8</text:p>
          <text:p text:style-name="P55">Write access to vJoy Device<text:tab/>8</text:p>
          <text:p text:style-name="P55">vJoy Device properties<text:tab/>8</text:p>
          <text:p text:style-name="P55">Robust write access to vJoy Devices<text:tab/>10</text:p>
          <text:p text:style-name="P54">Build &amp; Deploy:<text:tab/>11</text:p>
        </text:index-body>
      </text:table-of-content>
      <text:p text:style-name="P21"/>
      <text:p text:style-name="P21">This SDK includes all that is needed to write a feeder for vJoy version 2.0.1</text:p>
      <text:p text:style-name="P21">Check for the latest <text:s/><text:a xlink:type="simple" xlink:href="https://sourceforge.net/projects/vjoystick/files/Beta%202.x/SDK">SDK</text:a>.</text:p>
      <text:h text:style-name="Heading_20_2" text:outline-level="2"><text:bookmark text:name="__RefHeading__3536_1085244260"/>File listing:<text:bookmark-end text:name="__RefHeading__3536_1085244260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23">c#</text:p>
          </table:table-cell>
          <table:table-cell table:style-name="Table1.A1" office:value-type="string">
            <text:p text:style-name="P22">C# SDK (This folder)</text:p>
          </table:table-cell>
        </table:table-row>
        <table:table-row>
          <table:table-cell table:style-name="Table1.A1" office:value-type="string">
            <text:p text:style-name="P23">x86</text:p>
          </table:table-cell>
          <table:table-cell table:style-name="Table1.A1" office:value-type="string">
            <text:p text:style-name="P22">Library folder (x86)</text:p>
          </table:table-cell>
        </table:table-row>
        <table:table-row>
          <table:table-cell table:style-name="Table1.A1" office:value-type="string">
            <text:p text:style-name="P23">x86\vJoyInterface.dll</text:p>
          </table:table-cell>
          <table:table-cell table:style-name="Table1.A1" office:value-type="string">
            <text:p text:style-name="P22">vJoy Interface DLL file (32-bit version)</text:p>
          </table:table-cell>
        </table:table-row>
        <table:table-row>
          <table:table-cell table:style-name="Table1.A1" office:value-type="string">
            <text:p text:style-name="P23">x86\vJoyInterfaceWrap.dll</text:p>
          </table:table-cell>
          <table:table-cell table:style-name="Table1.A1" office:value-type="string">
            <text:p text:style-name="P22">vJoy c# wrapper <text:s/>DLL </text:p>
          </table:table-cell>
        </table:table-row>
        <table:table-row>
          <table:table-cell table:style-name="Table1.A1" office:value-type="string">
            <text:p text:style-name="P23">x64</text:p>
          </table:table-cell>
          <table:table-cell table:style-name="Table1.A1" office:value-type="string">
            <text:p text:style-name="P22">Library folder (x64)</text:p>
          </table:table-cell>
        </table:table-row>
        <table:table-row>
          <table:table-cell table:style-name="Table1.A1" office:value-type="string">
            <text:p text:style-name="P23">x64\vJoyInterface.dll</text:p>
          </table:table-cell>
          <table:table-cell table:style-name="Table1.A1" office:value-type="string">
            <text:p text:style-name="P22">vJoy Interface DLL file (64-bit version)</text:p>
          </table:table-cell>
        </table:table-row>
        <table:table-row>
          <table:table-cell table:style-name="Table1.A1" office:value-type="string">
            <text:p text:style-name="P23">x64\vJoyInterfaceWrap.dll</text:p>
          </table:table-cell>
          <table:table-cell table:style-name="Table1.A1" office:value-type="string">
            <text:p text:style-name="P22">vJoy c# wrapper <text:s/>DLL </text:p>
          </table:table-cell>
        </table:table-row>
        <table:table-row>
          <table:table-cell table:style-name="Table1.A1" office:value-type="string">
            <text:p text:style-name="P23">FeederDemoCS</text:p>
          </table:table-cell>
          <table:table-cell table:style-name="Table1.A1" office:value-type="string">
            <text:p text:style-name="P22">Demo Feeder Project (Visual Studio 2008 Express)</text:p>
          </table:table-cell>
        </table:table-row>
        <table:table-row>
          <table:table-cell table:style-name="Table1.A1" office:value-type="string">
            <text:p text:style-name="P23">FeederDemoCS\Program.cs</text:p>
          </table:table-cell>
          <table:table-cell table:style-name="Table1.A1" office:value-type="string">
            <text:p text:style-name="P22">C# code that demonstrates writing a simple feeder</text:p>
          </table:table-cell>
        </table:table-row>
        <table:table-row>
          <table:table-cell table:style-name="Table1.A1" office:value-type="string">
            <text:p text:style-name="P23">FeederDemoCS\FeederDemoCS.csproj</text:p>
          </table:table-cell>
          <table:table-cell table:style-name="Table1.A1" office:value-type="string">
            <text:p text:style-name="P22">Demo Feeder Project file (Visual Studio 2008 Express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FeederDemoCS\FeederDemoCS.sln</text:p>
          </table:table-cell>
          <table:table-cell table:style-name="Table3.A1" office:value-type="string">
            <text:p text:style-name="P22">Demo Feeder solution file (Visual Studio 2008 Express)</text:p>
          </table:table-cell>
        </table:table-row>
        <table:table-row>
          <table:table-cell table:style-name="Table3.A1" office:value-type="string">
            <text:p text:style-name="P23">FeederDemoCS\Properties\AssemblyInfo.cs</text:p>
          </table:table-cell>
          <table:table-cell table:style-name="Table3.A1" office:value-type="string">
            <text:p text:style-name="P22">Demo Feeder properties file (Visual Studio 2008 Express)</text:p>
          </table:table-cell>
        </table:table-row>
      </table:table>
      <text:p text:style-name="Standard"/>
      <text:h text:style-name="P50" text:outline-level="2"><text:bookmark text:name="__RefHeading__3538_1085244260"/>Fundamentals:<text:bookmark-end text:name="__RefHeading__3538_1085244260"/></text:h>
      <text:p text:style-name="P21">This interface and example will enable you to write a C# vJoy feeder.</text:p>
      <text:p text:style-name="P24">To write a C/C++ refer to ReadMe file in parent folder.</text:p>
      <text:p text:style-name="P21"/>
      <text:p text:style-name="P21">It is advisable to start your feeder from the supplied example and make the needed changes. Here are the five basic steps you might want to follow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<text:span text:style-name="T57">Test Driver</text:span>:</text:p>
          </table:table-cell>
          <table:table-cell table:style-name="Table2.A1" office:value-type="string">
            <text:p text:style-name="P21">Check that the driver is installed and enabled.</text:p>
            <text:p text:style-name="P21">Obtain information about the driver.</text:p>
            <text:p text:style-name="P21">An installed driver implies at least one vJoy device.</text:p>
          </table:table-cell>
        </table:table-row>
        <table:table-row>
          <table:table-cell table:style-name="Table2.A1" office:value-type="string">
            <text:p text:style-name="P21"><text:span text:style-name="T57">Test Virtual Device(s)</text:span>:</text:p>
          </table:table-cell>
          <table:table-cell table:style-name="Table2.A1" office:value-type="string">
            <text:p text:style-name="P21">Get information regarding one or more devices.</text:p>
            <text:p text:style-name="P21">Read information about a specific device capabilities: Axes, buttons and POV hat switches.</text:p>
          </table:table-cell>
        </table:table-row>
        <table:table-row>
          <table:table-cell table:style-name="Table2.A1" office:value-type="string">
            <text:p text:style-name="P21"><text:span text:style-name="T57">Device acquisition</text:span>:</text:p>
          </table:table-cell>
          <table:table-cell table:style-name="Table2.A1" office:value-type="string">
            <text:p text:style-name="P21">Obtain status of a vJoy device.</text:p>
            <text:p text:style-name="P21">Acquire the device if the device status is <text:span text:style-name="T58">owned</text:span> or is <text:span text:style-name="T58">free.</text:span></text:p>
          </table:table-cell>
        </table:table-row>
        <table:table-row>
          <table:table-cell table:style-name="Table2.A1" office:value-type="string">
            <text:p text:style-name="P21"><text:span text:style-name="T57">Updating</text:span>:</text:p>
          </table:table-cell>
          <table:table-cell table:style-name="Table2.A1" office:value-type="string">
            <text:p text:style-name="P21">Inject <text:span text:style-name="T62">position data</text:span> to a device (as long as the device is owened by the feeder).</text:p>
            <text:p text:style-name="P21">Position data includes the position of the axes, state of the buttons and state of the POV hat switches.</text:p>
          </table:table-cell>
        </table:table-row>
        <table:table-row>
          <table:table-cell table:style-name="Table2.A1" office:value-type="string">
            <text:p text:style-name="P21"><text:span text:style-name="T57">Relinquishing the device</text:span>:</text:p>
          </table:table-cell>
          <table:table-cell table:style-name="Table2.A1" office:value-type="string">
            <text:p text:style-name="P21">The device is <text:span text:style-name="T58">owned</text:span> by the feeder and cannot be fed by another application until relinquished.</text:p>
          </table:table-cell>
        </table:table-row>
      </table:table>
      <text:p text:style-name="Standard"/>
      <text:p text:style-name="P6">Notes:</text:p>
      <text:p text:style-name="P6"/>
      <text:list xml:id="list36214464" text:style-name="L1">
        <text:list-item>
          <text:p text:style-name="P34">The interface library file (vJoyInterface.dll) and the wrapper library (vJoyInterfaceWrap.dll) must be placed with the feeder executeable.</text:p>
        </text:list-item>
        <text:list-item>
          <text:p text:style-name="P34">The feeder must use <text:span text:style-name="T57">using</text:span> directive: <text:line-break/><text:span text:style-name="T41">using</text:span><text:span text:style-name="T15"> vJoyInterfaceWrap</text:span><text:span text:style-name="T30">;</text:span></text:p>
        </text:list-item>
        <text:list-item>
          <text:p text:style-name="P33"><text:span text:style-name="T26">Wrapper only class is vJoy: Start your application by creating a </text:span><text:span text:style-name="T27">vJoy</text:span><text:span text:style-name="T26"> object:<text:line-break/></text:span><text:span text:style-name="T13">joystick = </text:span><text:span text:style-name="T39">new</text:span><text:span text:style-name="T13"> </text:span><text:span text:style-name="T66">vJoy</text:span><text:span text:style-name="T13">();</text:span></text:p>
        </text:list-item>
      </text:list>
      <text:p text:style-name="P9"/>
      <text:h text:style-name="P50" text:outline-level="2"><text:bookmark text:name="__RefHeading__3540_1085244260"/>Reccomended Practices:<text:bookmark-end text:name="__RefHeading__3540_1085244260"/></text:h>
      <text:h text:style-name="Heading_20_3" text:outline-level="3"><text:bookmark text:name="__RefHeading__3542_1085244260"/>Test vJoy Driver:<text:bookmark-end text:name="__RefHeading__3542_1085244260"/></text:h>
      <text:p text:style-name="Standard">Before you start, check if the vJoy driver is installed and check that it is what you expected:</text:p>
      <text:h text:style-name="Heading_20_3" text:outline-level="3"><draw:frame draw:style-name="fr1" draw:name="Frame1" text:anchor-type="paragraph" fo:min-width="2cm" draw:z-index="0"><draw:text-box fo:min-height="0.499cm"><text:p text:style-name="P17"><text:span text:style-name="T81">joystick = </text:span><text:span text:style-name="T47">new</text:span><text:span text:style-name="T81"> vJoy();</text:span></text:p><text:p text:style-name="P17"/><text:p text:style-name="P19">// Get the driver attributes (Vendor ID, Product ID, Version Number)</text:p><text:p text:style-name="P4"><text:span text:style-name="T45">if</text:span><text:span text:style-name="T2"> (!joystick.vJoyEnabled())</text:span></text:p><text:p text:style-name="P17"><text:s text:c="3"/>{</text:p><text:p text:style-name="P4"><text:span text:style-name="T2"><text:s text:c="4"/></text:span><text:span text:style-name="T64">Console</text:span><text:span text:style-name="T2">.WriteLine(</text:span><text:span text:style-name="T63">"vJoy driver not enabled: Failed Getting vJoy attributes.\n"</text:span><text:span text:style-name="T2">);</text:span></text:p><text:p text:style-name="P4"><text:span text:style-name="T2"><text:s text:c="4"/></text:span><text:span text:style-name="T45">return</text:span><text:span text:style-name="T2">;</text:span></text:p><text:p text:style-name="P17"><text:s text:c="3"/>}</text:p><text:p text:style-name="P4"><text:span text:style-name="T2"><text:s text:c="3"/></text:span><text:span text:style-name="T45">else</text:span></text:p><text:p text:style-name="P4"><text:span text:style-name="T2"><text:s text:c="4"/></text:span><text:span text:style-name="T64">Console</text:span><text:span text:style-name="T2">.WriteLine(</text:span><text:span text:style-name="T63">"Vendor: {0}\nProduct :{1}\nVersion Number:{2}\n"</text:span><text:span text:style-name="T2">, </text:span></text:p><text:p text:style-name="P17"><text:s text:c="4"/>joystick.GetvJoyManufacturerString(), </text:p><text:p text:style-name="P17"><text:s text:c="4"/>joystick.GetvJoyProductString(),</text:p><text:p text:style-name="P17"><text:s text:c="4"/>joystick.GetvJoySerialNumberString()); <text:s text:c="10"/></text:p><text:p text:style-name="P17"/></draw:text-box></draw:frame></text:h>
      <text:h text:style-name="Heading_20_3" text:outline-level="3"><text:bookmark text:name="__RefHeading__3544_1085244260"/>Test vJoy Virtual Devices:<text:bookmark-end text:name="__RefHeading__3544_1085244260"/></text:h>
      <text:p text:style-name="Standard">Check if device is installed and what its state:</text:p>
      <text:p text:style-name="Standard"><draw:frame draw:style-name="fr1" draw:name="Frame2" text:anchor-type="paragraph" fo:min-width="2cm" draw:z-index="1"><draw:text-box fo:min-height="0.499cm"><text:p text:style-name="P19">// Get the state of the requested device</text:p><text:p text:style-name="P17">VjdStat status = joystick.GetVJDStatus(id);</text:p><text:p text:style-name="P17"/><text:p text:style-name="P4"><text:span text:style-name="T45">switch</text:span><text:span text:style-name="T2"> (status)</text:span></text:p><text:p text:style-name="P17">{</text:p><text:p text:style-name="P4"><text:span text:style-name="T2"><text:tab/></text:span><text:span text:style-name="T45">case</text:span><text:span text:style-name="T2"> VjdStat.VJD_STAT_OWN:</text:span></text:p><text:p text:style-name="P4"><text:span text:style-name="T2"><text:tab/><text:tab/></text:span><text:span text:style-name="T64">Console</text:span><text:span text:style-name="T2">.WriteLine(</text:span><text:span text:style-name="T63">"vJoy Device {0} is already owned by this feeder\n"</text:span><text:span text:style-name="T2">, id);</text:span></text:p><text:p text:style-name="P4"><text:span text:style-name="T2"><text:tab/><text:tab/></text:span><text:span text:style-name="T45">break</text:span><text:span text:style-name="T2">;</text:span></text:p><text:p text:style-name="P4"><text:span text:style-name="T2"><text:tab/></text:span><text:span text:style-name="T45">case</text:span><text:span text:style-name="T2"> VjdStat.VJD_STAT_FREE:</text:span></text:p><text:p text:style-name="P4"><text:span text:style-name="T2"><text:tab/><text:tab/></text:span><text:span text:style-name="T64">Console</text:span><text:span text:style-name="T2">.WriteLine(</text:span><text:span text:style-name="T63">"vJoy Device {0} is free\n"</text:span><text:span text:style-name="T2">, id);</text:span></text:p><text:p text:style-name="P4"><text:span text:style-name="T2"><text:tab/><text:tab/></text:span><text:span text:style-name="T45">break</text:span><text:span text:style-name="T2">;</text:span></text:p><text:p text:style-name="P4"><text:span text:style-name="T2"><text:tab/></text:span><text:span text:style-name="T45">case</text:span><text:span text:style-name="T2"> VjdStat.VJD_STAT_BUSY:</text:span></text:p><text:p text:style-name="P4"><text:span text:style-name="T2"><text:tab/><text:tab/></text:span><text:span text:style-name="T64">Console</text:span><text:span text:style-name="T2">.WriteLine(</text:span></text:p><text:p text:style-name="P4"><text:span text:style-name="T2"><text:tab/><text:tab/> <text:s text:c="2"/></text:span><text:span text:style-name="T63">"vJoy Device {0} is already owned by another feeder\nCannot continue\n"</text:span><text:span text:style-name="T2">, id);</text:span></text:p><text:p text:style-name="P4"><text:span text:style-name="T2"><text:tab/><text:tab/></text:span><text:span text:style-name="T45">return</text:span><text:span text:style-name="T2">;</text:span></text:p><text:p text:style-name="P4"><text:span text:style-name="T2"><text:tab/></text:span><text:span text:style-name="T45">case</text:span><text:span text:style-name="T2"> VjdStat.VJD_STAT_MISS:</text:span></text:p><text:p text:style-name="P4"><text:span text:style-name="T2"><text:tab/><text:tab/></text:span><text:span text:style-name="T64">Console</text:span><text:span text:style-name="T2">.WriteLine(</text:span></text:p><text:p text:style-name="P4"><text:span text:style-name="T2"><text:tab/><text:tab/> <text:s text:c="3"/></text:span><text:span text:style-name="T63">"vJoy Device {0} is not installed or disabled\nCannot continue\n"</text:span><text:span text:style-name="T2">, id);</text:span></text:p><text:p text:style-name="P4"><text:span text:style-name="T2"><text:tab/><text:tab/></text:span><text:span text:style-name="T45">return</text:span><text:span text:style-name="T2">;</text:span></text:p><text:p text:style-name="P4"><text:span text:style-name="T2"><text:tab/></text:span><text:span text:style-name="T45">default</text:span><text:span text:style-name="T2">:</text:span></text:p><text:p text:style-name="P4"><text:span text:style-name="T2"><text:tab/><text:tab/></text:span><text:span text:style-name="T64">Console</text:span><text:span text:style-name="T2">.WriteLine(</text:span><text:span text:style-name="T63">"vJoy Device {0} general error\nCannot continue\n"</text:span><text:span text:style-name="T2">, id);</text:span></text:p><text:p text:style-name="P4"><text:span text:style-name="T2"><text:tab/><text:tab/></text:span><text:span text:style-name="T45">return</text:span><text:span text:style-name="T2">;</text:span></text:p><text:p text:style-name="P17">};</text:p><text:p text:style-name="P17"/></draw:text-box></draw:frame></text:p>
      <text:p text:style-name="Standard"/>
      <text:p text:style-name="P32">Now make sure that the axes, buttons (and POV hat switches) are as expected:</text:p>
      <text:h text:style-name="Heading_20_3" text:outline-level="3"><draw:frame draw:style-name="fr1" draw:name="Frame3" text:anchor-type="paragraph" fo:min-width="2cm" draw:z-index="2"><draw:text-box fo:min-height="0.499cm"><text:p text:style-name="P19">/////<text:tab/>vJoy Device properties</text:p><text:p text:style-name="P4"><text:span text:style-name="T45">int</text:span><text:span text:style-name="T2"> nBtn = joystick.GetVJDButtonNumber(id);</text:span></text:p><text:p text:style-name="P4"><text:span text:style-name="T45">int</text:span><text:span text:style-name="T2"> nDPov = joystick.GetVJDDiscPovNumber(id);</text:span></text:p><text:p text:style-name="P4"><text:span text:style-name="T45">int</text:span><text:span text:style-name="T2"> nCPov = joystick.GetVJDContPovNumber(id);</text:span></text:p><text:p text:style-name="P4"><text:span text:style-name="T45">bool</text:span><text:span text:style-name="T2"> X_Exist = joystick.GetVJDAxisExist(id, </text:span><text:span text:style-name="T64">HID_USAGES</text:span><text:span text:style-name="T2">.HID_USAGE_X);</text:span></text:p><text:p text:style-name="P4"><text:span text:style-name="T45">bool</text:span><text:span text:style-name="T2"> Y_Exist = joystick.GetVJDAxisExist(id, </text:span><text:span text:style-name="T64">HID_USAGES</text:span><text:span text:style-name="T2">.HID_USAGE_Y);</text:span></text:p><text:p text:style-name="P4"><text:span text:style-name="T45">bool</text:span><text:span text:style-name="T2"> Z_Exist = joystick.GetVJDAxisExist(id, </text:span><text:span text:style-name="T64">HID_USAGES</text:span><text:span text:style-name="T2">.HID_USAGE_Z);</text:span></text:p><text:p text:style-name="P4"><text:span text:style-name="T45">bool</text:span><text:span text:style-name="T2"> RX_Exist = joystick.GetVJDAxisExist(id, </text:span><text:span text:style-name="T64">HID_USAGES</text:span><text:span text:style-name="T2">.HID_USAGE_RX);</text:span></text:p><text:p text:style-name="P17"/><text:p text:style-name="P4"><text:span text:style-name="T2">prt = </text:span><text:span text:style-name="T64">String</text:span><text:span text:style-name="T2">.Format(</text:span><text:span text:style-name="T63">"Device[{0}]: Buttons={1}; DiscPOVs:{2}; ContPOVs:{3}"</text:span><text:span text:style-name="T2">,\</text:span></text:p><text:p text:style-name="P17"><text:s text:c="21"/>id, nBtn, nDPov, nCPov);</text:p><text:p text:style-name="P17"><text:span text:style-name="T74">Console</text:span><text:span text:style-name="T81">.WriteLine(prt);</text:span></text:p><text:p text:style-name="P19"/></draw:text-box></draw:frame></text:h>
      <text:h text:style-name="Heading_20_3" text:outline-level="3"><text:bookmark text:name="__RefHeading__3546_1085244260"/>Acquire the vJoy Device:<text:bookmark-end text:name="__RefHeading__3546_1085244260"/></text:h>
      <text:p text:style-name="Text_20_body">Until now you just made inquiries <text:span text:style-name="T62">about</text:span> the system and <text:span text:style-name="T62">about</text:span> the vJoy device status. In order to change the position of the vJoy device you need to <text:span text:style-name="T62">Acquire</text:span> it (if it is not already owned):</text:p>
      <text:h text:style-name="Heading_20_3" text:outline-level="3"><draw:frame draw:style-name="fr1" draw:name="Frame4" text:anchor-type="paragraph" fo:min-width="2cm" draw:z-index="3"><draw:text-box fo:min-height="0.499cm"><text:p text:style-name="P19">/////<text:tab/>Write access to vJoy Device - Basic</text:p><text:p text:style-name="P4"><text:span text:style-name="T64">VjdStat</text:span><text:span text:style-name="T2"> status;</text:span></text:p><text:p text:style-name="P17">status = joystick.GetVJDStatus(id);</text:p><text:p text:style-name="P19">// Acquire the target</text:p><text:p text:style-name="P4"><text:span text:style-name="T45">if</text:span><text:span text:style-name="T2"> ((status == </text:span><text:span text:style-name="T64">VjdStat</text:span><text:span text:style-name="T2">.VJD_STAT_OWN) ||</text:span></text:p><text:p text:style-name="P4"><text:span text:style-name="T2"><text:tab/><text:tab/>((status == </text:span><text:span text:style-name="T64">VjdStat</text:span><text:span text:style-name="T2">.VJD_STAT_FREE) &amp;&amp; (!<text:tab/>joystick.AcquireVJD(id))))</text:span></text:p><text:p text:style-name="P4"><text:span text:style-name="T2"><text:tab/>prt = </text:span><text:span text:style-name="T64">String</text:span><text:span text:style-name="T2">.Format(</text:span><text:span text:style-name="T63">"Failed to acquire vJoy device number {0}."</text:span><text:span text:style-name="T2">, id);</text:span></text:p><text:p text:style-name="P25">else</text:p><text:p text:style-name="P4"><text:span text:style-name="T2"><text:tab/>prt = </text:span><text:span text:style-name="T64">String</text:span><text:span text:style-name="T2">.Format(</text:span><text:span text:style-name="T63">"Acquired: vJoy device number {0}."</text:span><text:span text:style-name="T2">, id);</text:span></text:p><text:p text:style-name="P17"><text:span text:style-name="T74">Console</text:span><text:span text:style-name="T81">.WriteLine(prt);</text:span></text:p></draw:text-box></draw:frame></text:h>
      <text:h text:style-name="Heading_20_3" text:outline-level="3"><text:bookmark text:name="__RefHeading__3548_1085244260"/>Feed vJoy Device:<text:bookmark-end text:name="__RefHeading__3548_1085244260"/></text:h>
      <text:p text:style-name="Text_20_body">The time has come to do some real work: feed the vJoy device with position data. </text:p>
      <text:p text:style-name="Text_20_body">There are two approaches: </text:p>
      <text:list xml:id="list36222942" text:style-name="L2">
        <text:list-item>
          <text:p text:style-name="P52"><text:span text:style-name="T57">Efficient</text:span>: Collect position data, place the data in a position structure then finally send the data to the device.</text:p>
        </text:list-item>
        <text:list-item>
          <text:p text:style-name="P52"><text:span text:style-name="T57">Robust</text:span>: Reset the device once then send the position data for every control (axis, button,POV) at a time.</text:p>
        </text:list-item>
      </text:list>
      <text:p text:style-name="Text_20_body">The first approach is more efficient but requires more code to deal with the position structure that may change in the future.</text:p>
      <text:p text:style-name="Text_20_body">The second approach hides the details of the data fed to the device at the expence of exessive calls to the device driver.</text:p>
      <text:p text:style-name="P30"/>
      <text:p text:style-name="P31"><text:span text:style-name="T57">Efficient</text:span>:</text:p>
      <text:p text:style-name="Text_20_body"><draw:frame draw:style-name="fr1" draw:name="Frame5" text:anchor-type="paragraph" fo:min-width="18.766cm" draw:z-index="4"><draw:text-box fo:min-height="22.497cm"><text:p text:style-name="P19"><text:span text:style-name="T81"><text:s text:c="6"/></text:span><text:span text:style-name="T47">while</text:span><text:span text:style-name="T30"> (</text:span><text:span text:style-name="T47">true</text:span><text:span text:style-name="T30">)</text:span></text:p><text:p text:style-name="P17"><text:s text:c="6"/>{</text:p><text:p text:style-name="P17"><text:tab/><text:tab/><text:span text:style-name="T51">// Feed the device id</text:span></text:p><text:p text:style-name="P4"><text:span text:style-name="T2"><text:s text:c="12"/>iReport.bDevice = (</text:span><text:span text:style-name="T45">byte</text:span><text:span text:style-name="T2">)id;</text:span></text:p><text:p text:style-name="P17"><text:s/><text:tab/><text:tab/><text:span text:style-name="T51">// Feed position data per axis</text:span></text:p><text:p text:style-name="P17"><text:s text:c="12"/>iReport.AxisX = X;</text:p><text:p text:style-name="P17"><text:s text:c="12"/>iReport.AxisY = Y;</text:p><text:p text:style-name="P17"><text:s text:c="12"/>iReport.AxisZ = Z;</text:p><text:p text:style-name="P17"><text:s text:c="12"/>iReport.AxisZRot = ZR;</text:p><text:p text:style-name="P17"><text:s text:c="12"/>iReport.AxisXRot = XR;</text:p><text:p text:style-name="P4"><text:span text:style-name="T2"><text:s text:c="12"/></text:span><text:span text:style-name="T54">// Set buttons one by one</text:span></text:p><text:p text:style-name="P4"><text:span text:style-name="T2"><text:s text:c="12"/>iReport.Buttons = (</text:span><text:span text:style-name="T45">uint</text:span><text:span text:style-name="T2">)(0x1 &lt;&lt; <text:s/>(</text:span><text:span text:style-name="T45">int</text:span><text:span text:style-name="T2">)(count / 20));</text:span></text:p><text:p text:style-name="P17"/><text:p text:style-name="P4"><text:span text:style-name="T2"><text:tab/><text:tab/></text:span><text:span text:style-name="T45">if</text:span><text:span text:style-name="T2"> (ContPovNumber&gt;0)</text:span></text:p><text:p text:style-name="P17"><text:tab/><text:tab/>{</text:p><text:p text:style-name="P4"><text:span text:style-name="T2"><text:tab/><text:tab/><text:tab/></text:span><text:span text:style-name="T54">// Make Continuous POV Hat spin</text:span></text:p><text:p text:style-name="P17"><text:tab/><text:tab/><text:tab/>iReport.bHats<text:tab/><text:tab/>= (count*70);</text:p><text:p text:style-name="P17"><text:tab/><text:tab/><text:tab/>iReport.bHatsEx1<text:tab/>= (count*70)+3000;</text:p><text:p text:style-name="P17"><text:tab/><text:tab/><text:tab/>iReport.bHatsEx2<text:tab/>= (count*70)+5000;</text:p><text:p text:style-name="P17"><text:tab/><text:tab/><text:tab/>iReport.bHatsEx3<text:tab/>= 15000 - (count*70);</text:p><text:p text:style-name="P4"><text:span text:style-name="T2"><text:tab/><text:tab/><text:tab/></text:span><text:span text:style-name="T45">if</text:span><text:span text:style-name="T2"> ((count*70) &gt; 36000)</text:span></text:p><text:p text:style-name="P17"><text:tab/><text:tab/><text:tab/>{</text:p><text:p text:style-name="P4"><text:span text:style-name="T2"><text:tab/><text:tab/><text:tab/><text:tab/>iReport.bHats = <text:s text:c="3"/>0xFFFFFFFF; </text:span><text:span text:style-name="T54">// Neutral state</text:span></text:p><text:p text:style-name="P4"><text:span text:style-name="T2"><text:s text:c="16"/><text:tab/><text:tab/>iReport.bHatsEx1 = 0xFFFFFFFF; </text:span><text:span text:style-name="T54">// Neutral state</text:span></text:p><text:p text:style-name="P4"><text:span text:style-name="T2"><text:s text:c="16"/><text:tab/><text:tab/>iReport.bHatsEx2 = 0xFFFFFFFF; </text:span><text:span text:style-name="T54">// Neutral state</text:span></text:p><text:p text:style-name="P4"><text:span text:style-name="T2"><text:s text:c="16"/><text:tab/><text:tab/>iReport.bHatsEx3 = 0xFFFFFFFF; </text:span><text:span text:style-name="T54">// Neutral state</text:span></text:p><text:p text:style-name="P17"><text:tab/><text:tab/><text:tab/>};</text:p><text:p text:style-name="P17"><text:tab/><text:tab/>}</text:p><text:p text:style-name="P4"><text:span text:style-name="T2"><text:tab/><text:tab/></text:span><text:span text:style-name="T45">else</text:span></text:p><text:p text:style-name="P17"><text:tab/><text:tab/>{</text:p><text:p text:style-name="P4"><text:span text:style-name="T2"><text:tab/><text:tab/><text:tab/></text:span><text:span text:style-name="T54">// Make 5-position POV Hat spin</text:span></text:p><text:p text:style-name="P4"><text:span text:style-name="T2"><text:tab/><text:tab/><text:tab/>pov[0] = (</text:span><text:span text:style-name="T45">byte</text:span><text:span text:style-name="T2">)(((count / 20) + 0) %4);</text:span></text:p><text:p text:style-name="P4"><text:span text:style-name="T2"><text:tab/> <text:s text:c="11"/>pov[1] = (</text:span><text:span text:style-name="T45">byte</text:span><text:span text:style-name="T2">)(((count / 20) + 1) % 4);</text:span></text:p><text:p text:style-name="P4"><text:span text:style-name="T2"><text:s text:c="6"/><text:tab/> <text:s text:c="5"/>pov[2] = (</text:span><text:span text:style-name="T45">byte</text:span><text:span text:style-name="T2">)(((count / 20) + 2) % 4);</text:span></text:p><text:p text:style-name="P4"><text:span text:style-name="T2"><text:s text:c="12"/><text:tab/>pov[3] = (</text:span><text:span text:style-name="T45">byte</text:span><text:span text:style-name="T2">)(((count / 20) + 3) % 4);</text:span></text:p><text:p text:style-name="P17"/><text:p text:style-name="P17"><text:tab/><text:tab/><text:tab/>iReport.bHats = </text:p><text:p text:style-name="P4"><text:span text:style-name="T2"><text:tab/><text:tab/><text:tab/> <text:s text:c="2"/>(</text:span><text:span text:style-name="T45">uint</text:span><text:span text:style-name="T2">)(pov[3]&lt;&lt;12)|(</text:span><text:span text:style-name="T45">uint</text:span><text:span text:style-name="T2">)(pov[2]&lt;&lt;8)|(</text:span><text:span text:style-name="T45">uint</text:span><text:span text:style-name="T2">)(pov[1]&lt;&lt;4)|(</text:span><text:span text:style-name="T45">uint</text:span><text:span text:style-name="T2">)pov[0];</text:span></text:p><text:p text:style-name="P4"><text:span text:style-name="T2"><text:tab/><text:tab/><text:tab/></text:span><text:span text:style-name="T45">if</text:span><text:span text:style-name="T2"> ((count) &gt; 550)</text:span></text:p><text:p text:style-name="P4"><text:span text:style-name="T2"><text:tab/><text:tab/><text:tab/><text:tab/>iReport.bHats = 0xFFFFFFFF; </text:span><text:span text:style-name="T54">// Neutral state</text:span></text:p><text:p text:style-name="P17"><text:tab/><text:tab/>};</text:p><text:p text:style-name="P17"/><text:p text:style-name="P4"><text:span text:style-name="T2"><text:s text:c="8"/></text:span><text:span text:style-name="T54">/*** Feed the driver with the position packet <text:s/>***/</text:span></text:p><text:p text:style-name="P4"><text:span text:style-name="T2"><text:s text:c="8"/>joystick.UpdateVJD(id, </text:span><text:span text:style-name="T45">ref</text:span><text:span text:style-name="T2"> iReport)</text:span></text:p><text:p text:style-name="P4"><text:span text:style-name="T2"><text:s text:c="8"/>System.Threading.</text:span><text:span text:style-name="T64">Thread</text:span><text:span text:style-name="T2">.Sleep(20);</text:span></text:p><text:p text:style-name="P17"><text:s text:c="8"/>count++;</text:p><text:p text:style-name="P4"><text:span text:style-name="T2"><text:s text:c="8"/></text:span><text:span text:style-name="T45">if</text:span><text:span text:style-name="T2"> (count &gt; 640) count = 0;</text:span></text:p><text:p text:style-name="P17"/><text:p text:style-name="P4"><text:span text:style-name="T2"><text:s text:c="8"/>X += 150; </text:span><text:span text:style-name="T45">if</text:span><text:span text:style-name="T2"> (X &gt; maxval) X = 0;</text:span></text:p><text:p text:style-name="P4"><text:span text:style-name="T2"><text:s text:c="8"/>Y += 250; </text:span><text:span text:style-name="T45">if</text:span><text:span text:style-name="T2"> (Y &gt; maxval) Y = 0;</text:span></text:p><text:p text:style-name="P4"><text:span text:style-name="T2"><text:s text:c="8"/>Z += 350; </text:span><text:span text:style-name="T45">if</text:span><text:span text:style-name="T2"> (Z &gt; maxval) Z = 0;</text:span></text:p><text:p text:style-name="P4"><text:span text:style-name="T2"><text:s text:c="8"/>XR += 220; </text:span><text:span text:style-name="T45">if</text:span><text:span text:style-name="T2"> (XR &gt; maxval) XR = 0;</text:span></text:p><text:p text:style-name="P4"><text:span text:style-name="T2"><text:s text:c="8"/>ZR += 200; </text:span><text:span text:style-name="T45">if</text:span><text:span text:style-name="T2"> (ZR &gt; maxval) ZR = 0; <text:s/></text:span></text:p><text:p text:style-name="P17"><text:s text:c="9"/></text:p><text:p text:style-name="P4"><text:span text:style-name="T2"><text:s text:c="6"/>}; </text:span><text:span text:style-name="T54">// While</text:span></text:p></draw:text-box></draw:frame>if the structure changes in the future then the code will have to change too.</text:p>
      <text:p text:style-name="P30"/>
      <text:p text:style-name="P31"><text:span text:style-name="T57">Robust</text:span>:</text:p>
      <text:p text:style-name="Standard"><draw:frame draw:style-name="fr1" draw:name="Frame6" text:anchor-type="paragraph" fo:min-width="2cm" draw:z-index="5"><draw:text-box fo:min-height="0.499cm"><text:p text:style-name="P17"><text:span text:style-name="T81"><text:tab/></text:span><text:span text:style-name="T55">// Reset this device to default values</text:span></text:p><text:p text:style-name="P17"><text:tab/>joystick.ResetVJD(id);</text:p><text:p text:style-name="P17"/><text:p text:style-name="P4"><text:span text:style-name="T2"><text:tab/></text:span><text:span text:style-name="T54">// Feed the device in endless loop</text:span></text:p><text:p text:style-name="P4"><text:span text:style-name="T2"><text:s text:c="4"/></text:span><text:span text:style-name="T45">while</text:span><text:span text:style-name="T2"> (</text:span><text:span text:style-name="T45">true</text:span><text:span text:style-name="T2">)</text:span></text:p><text:p text:style-name="P17"><text:s text:c="4"/>{</text:p><text:p text:style-name="P4"><text:span text:style-name="T2"><text:s text:c="8"/></text:span><text:span text:style-name="T54">// Set position of 4 axes</text:span></text:p><text:p text:style-name="P17"><text:s text:c="8"/>res = joystick.SetAxis(X, id, HID_USAGES.HID_USAGE_X);</text:p><text:p text:style-name="P17"><text:s text:c="8"/>res = joystick.SetAxis(Y, id, HID_USAGES.HID_USAGE_Y);</text:p><text:p text:style-name="P17"><text:s text:c="8"/>res = joystick.SetAxis(Z, id, HID_USAGES.HID_USAGE_Z);</text:p><text:p text:style-name="P17"><text:s text:c="8"/>res = joystick.SetAxis(XR, id, HID_USAGES.HID_USAGE_RX);</text:p><text:p text:style-name="P17"><text:s text:c="8"/>res = joystick.SetAxis(ZR, id, HID_USAGES.HID_USAGE_RZ);</text:p><text:p text:style-name="P17"/><text:p text:style-name="P4"><text:span text:style-name="T2"><text:s text:c="8"/></text:span><text:span text:style-name="T54">// Press/Release Buttons</text:span></text:p><text:p text:style-name="P4"><text:span text:style-name="T2"><text:s text:c="8"/>res = joystick.SetBtn(</text:span><text:span text:style-name="T45">true</text:span><text:span text:style-name="T2">, id, count / 50);</text:span></text:p><text:p text:style-name="P4"><text:span text:style-name="T2"><text:s text:c="8"/>res = joystick.SetBtn(</text:span><text:span text:style-name="T45">false</text:span><text:span text:style-name="T2">, id, 1 + count / 50);</text:span></text:p><text:p text:style-name="P17"/><text:p text:style-name="P4"><text:span text:style-name="T2"><text:s text:c="8"/></text:span><text:span text:style-name="T54">// If Continuous POV hat switches installed - make them go round</text:span></text:p><text:p text:style-name="P4"><text:span text:style-name="T2"><text:s text:c="8"/></text:span><text:span text:style-name="T54">// For high values - put the switches in neutral state</text:span></text:p><text:p text:style-name="P4"><text:span text:style-name="T2"><text:s text:c="8"/></text:span><text:span text:style-name="T45">if</text:span><text:span text:style-name="T2"> (ContPovNumber&gt;0)</text:span></text:p><text:p text:style-name="P17"><text:s text:c="8"/>{</text:p><text:p text:style-name="P4"><text:span text:style-name="T2"><text:s text:c="12"/></text:span><text:span text:style-name="T45">if</text:span><text:span text:style-name="T2"> ((count * 70) &lt; 30000)</text:span></text:p><text:p text:style-name="P17"><text:s text:c="12"/>{</text:p><text:p text:style-name="P4"><text:span text:style-name="T2"><text:s text:c="16"/>res = joystick.SetContPov(((</text:span><text:span text:style-name="T45">int</text:span><text:span text:style-name="T2">)count * 70), id, 1);</text:span></text:p><text:p text:style-name="P4"><text:span text:style-name="T2"><text:s text:c="16"/>res = joystick.SetContPov(((</text:span><text:span text:style-name="T45">int</text:span><text:span text:style-name="T2">)count * 70) + 2000, id, 2);</text:span></text:p><text:p text:style-name="P4"><text:span text:style-name="T2"><text:s text:c="16"/>res = joystick.SetContPov(((</text:span><text:span text:style-name="T45">int</text:span><text:span text:style-name="T2">)count * 70) + 4000, id, 3);</text:span></text:p><text:p text:style-name="P4"><text:span text:style-name="T2"><text:s text:c="16"/>res = joystick.SetContPov(((</text:span><text:span text:style-name="T45">int</text:span><text:span text:style-name="T2">)count * 70) + 6000, id, 4);</text:span></text:p><text:p text:style-name="P17"><text:s text:c="12"/>}</text:p><text:p text:style-name="P4"><text:span text:style-name="T2"><text:s text:c="12"/></text:span><text:span text:style-name="T45">else</text:span></text:p><text:p text:style-name="P17"><text:s text:c="12"/>{</text:p><text:p text:style-name="P17"><text:s text:c="16"/>res = joystick.SetContPov(-1, id, 1);</text:p><text:p text:style-name="P17"><text:s text:c="16"/>res = joystick.SetContPov(-1, id, 2);</text:p><text:p text:style-name="P17"><text:s text:c="16"/>res = joystick.SetContPov(-1, id, 3);</text:p><text:p text:style-name="P17"><text:s text:c="16"/>res = joystick.SetContPov(-1, id, 4);</text:p><text:p text:style-name="P17"><text:s text:c="12"/>};</text:p><text:p text:style-name="P17"><text:s text:c="8"/>};</text:p><text:p text:style-name="P4"><text:span text:style-name="T2"><text:s text:c="8"/></text:span><text:span text:style-name="T54">// If Discrete POV hat switches installed - make them go round</text:span></text:p><text:p text:style-name="P4"><text:span text:style-name="T2"><text:s text:c="8"/></text:span><text:span text:style-name="T54">// From time to time - put the switches in neutral state</text:span></text:p><text:p text:style-name="P4"><text:span text:style-name="T2"><text:s text:c="8"/></text:span><text:span text:style-name="T45">if</text:span><text:span text:style-name="T2"> (DiscPovNumber&gt;0)</text:span></text:p><text:p text:style-name="P17"><text:s text:c="8"/>{</text:p><text:p text:style-name="P4"><text:span text:style-name="T2"><text:s text:c="12"/></text:span><text:span text:style-name="T45">if</text:span><text:span text:style-name="T2"> (count &lt; 550)</text:span></text:p><text:p text:style-name="P17"><text:s text:c="12"/>{</text:p><text:p text:style-name="P4"><text:span text:style-name="T2"><text:s text:c="16"/>joystick.SetDiscPov((((</text:span><text:span text:style-name="T45">int</text:span><text:span text:style-name="T2">)count / 20) + 0) % 4, id, 1);</text:span></text:p><text:p text:style-name="P4"><text:span text:style-name="T2"><text:s text:c="16"/>joystick.SetDiscPov((((</text:span><text:span text:style-name="T45">int</text:span><text:span text:style-name="T2">)count / 20) + 1) % 4, id, 2);</text:span></text:p><text:p text:style-name="P4"><text:span text:style-name="T2"><text:s text:c="16"/>joystick.SetDiscPov((((</text:span><text:span text:style-name="T45">int</text:span><text:span text:style-name="T2">)count / 20) + 2) % 4, id, 3);</text:span></text:p><text:p text:style-name="P4"><text:span text:style-name="T2"><text:s text:c="16"/>joystick.SetDiscPov((((</text:span><text:span text:style-name="T45">int</text:span><text:span text:style-name="T2">)count / 20) + 3) % 4, id, 4);</text:span></text:p><text:p text:style-name="P17"><text:s text:c="12"/>}</text:p><text:p text:style-name="P4"><text:span text:style-name="T2"><text:s text:c="12"/></text:span><text:span text:style-name="T45">else</text:span></text:p><text:p text:style-name="P17"><text:s text:c="12"/>{</text:p><text:p text:style-name="P17"><text:s text:c="16"/>joystick.SetDiscPov(-1, id, 1);</text:p><text:p text:style-name="P17"><text:s text:c="16"/>joystick.SetDiscPov(-1, id, 2);</text:p><text:p text:style-name="P17"><text:s text:c="16"/>joystick.SetDiscPov(-1, id, 3);</text:p><text:p text:style-name="P17"><text:s text:c="16"/>joystick.SetDiscPov(-1, id, 4);</text:p><text:p text:style-name="P17"><text:s text:c="12"/>};</text:p><text:p text:style-name="P17"><text:s text:c="8"/>};</text:p><text:p text:style-name="P4"><text:span text:style-name="T2"><text:s text:c="8"/>System.Threading.</text:span><text:span text:style-name="T64">Thread</text:span><text:span text:style-name="T2">.Sleep(20);</text:span></text:p><text:p text:style-name="P4"><text:span text:style-name="T2"><text:s text:c="4"/>} </text:span><text:span text:style-name="T54">// While (Robust)</text:span></text:p></draw:text-box></draw:frame>This code is readable and does not relay on any specific structure. However, the driver is updated with every <text:span text:style-name="T58">SetAxis()</text:span> and every <text:span text:style-name="T58">SetBtn()</text:span>.</text:p>
      <text:h text:style-name="Heading_20_3" text:outline-level="3"><text:bookmark text:name="__RefHeading__3550_1085244260"/><text:soft-page-break/>Relinquish the vJoy Device:<text:bookmark-end text:name="__RefHeading__3550_1085244260"/></text:h>
      <text:p text:style-name="Text_20_body">You must relinquish the device when the driver exits:</text:p>
      <text:p text:style-name="P28"><draw:frame draw:style-name="fr1" draw:name="Frame7" text:anchor-type="paragraph" fo:min-width="2cm" draw:z-index="6"><draw:text-box fo:min-height="0.499cm"><text:p text:style-name="P29"><text:span text:style-name="T15">joystick.</text:span><text:span text:style-name="T2">RelinquishVJD(</text:span><text:span text:style-name="T1">iInterface</text:span><text:span text:style-name="T2">);</text:span></text:p></draw:text-box></draw:frame></text:p>
      <text:h text:style-name="P50" text:outline-level="2"><text:bookmark text:name="__RefHeading__3552_1085244260"/>Interface Function Reference:<text:bookmark-end text:name="__RefHeading__3552_1085244260"/></text:h>
      <text:h text:style-name="Heading_20_3" text:outline-level="3"><text:bookmark text:name="__RefHeading__3554_1085244260"/>General driver data<text:bookmark-end text:name="__RefHeading__3554_1085244260"/></text:h>
      <text:p text:style-name="P27">The following functions return general data regarding the installed vJoy device driver. It is recommended to call them when starting your feeder.</text:p>
      <text:p text:style-name="P2"><text:span text:style-name="T48">bool</text:span><text:span text:style-name="T31"> </text:span><text:span text:style-name="T32">vJoyEnabled</text:span><text:span text:style-name="T31">();</text:span></text:p>
      <text:p text:style-name="P7">Returns <text:span text:style-name="T34">true</text:span> if vJoy version 2.x is installed and enabled.</text:p>
      <text:p text:style-name="P7"/>
      <text:p text:style-name="P2"><text:span text:style-name="T48">short</text:span><text:span text:style-name="T31"> </text:span><text:span text:style-name="T28">GetvJoyVersion</text:span><text:span text:style-name="T1">();</text:span></text:p>
      <text:p text:style-name="P5"><text:span text:style-name="T1">Return the version number of the installed vJoy. To be used only after </text:span><text:span text:style-name="T5">vJoyEnabled(</text:span><text:span text:style-name="T5">)</text:span></text:p>
      <text:p text:style-name="P7"/>
      <text:p text:style-name="P2"><text:span text:style-name="T48">string</text:span><text:span text:style-name="T1"><text:tab/></text:span><text:span text:style-name="T28">GetvJoyProductString</text:span><text:span text:style-name="T1">();</text:span></text:p>
      <text:p text:style-name="P2"><text:span text:style-name="T48">string</text:span><text:span text:style-name="T1"><text:tab/></text:span><text:span text:style-name="T28">GetvJoyManufacturerString</text:span><text:span text:style-name="T1">();</text:span></text:p>
      <text:p text:style-name="P2"><text:span text:style-name="T48">string</text:span><text:span text:style-name="T1"><text:tab/></text:span><text:span text:style-name="T28">GetvJoySerialNumberString</text:span><text:span text:style-name="T1">();</text:span></text:p>
      <text:p text:style-name="P5"><text:span text:style-name="T1">To be used only after </text:span><text:span text:style-name="T5">vJoyEnabled()</text:span></text:p>
      <text:h text:style-name="Heading_20_3" text:outline-level="3"><text:bookmark text:name="__RefHeading__3556_1085244260"/>Write access to vJoy Device<text:bookmark-end text:name="__RefHeading__3556_1085244260"/></text:h>
      <text:p text:style-name="Standard">The following functions access the virtual device by its ID (rID). The value of rID may vary between 1 and 16. </text:p>
      <text:p text:style-name="Standard">There may be more than one virtual device installed on a given system.</text:p>
      <text:p text:style-name="Standard">VJD stands for <text:span text:style-name="T58">Virtual Joystick Device</text:span>.</text:p>
      <text:p text:style-name="Standard"/>
      <text:p text:style-name="P5"><text:span text:style-name="T6">VjdStat<text:tab/></text:span><text:span text:style-name="T8">GetVJDStatus</text:span><text:span text:style-name="T6">(</text:span><text:span text:style-name="T71">UInt32</text:span><text:span text:style-name="T6"> rID);</text:span><text:span text:style-name="T1"><text:tab/><text:tab/><text:tab/></text:span></text:p>
      <text:p text:style-name="P7">Returns the status of the specified device</text:p>
      <text:p text:style-name="P7">The status can be one of the following values:</text:p>
      <text:list xml:id="list36232623" text:style-name="L3">
        <text:list-item>
          <text:p text:style-name="P42"><text:span text:style-name="T1">VJD_STAT_OWN<text:tab/></text:span><text:span text:style-name="T51">// The <text:s/>vJoy Device is owned by this application.</text:span></text:p>
        </text:list-item>
        <text:list-item>
          <text:p text:style-name="P42"><text:span text:style-name="T1">VJD_STAT_FREE<text:tab/></text:span><text:span text:style-name="T51">// The <text:s/>vJoy Device is NOT owned by any application (including this one).</text:span></text:p>
        </text:list-item>
        <text:list-item>
          <text:p text:style-name="P42"><text:span text:style-name="T1">VJD_STAT_BUSY<text:tab/></text:span><text:span text:style-name="T51">// The <text:s/>vJoy Device is owned by another application.<text:line-break/><text:tab/><text:tab/><text:tab/>// It cannot be acquired by this application.</text:span></text:p>
        </text:list-item>
        <text:list-item>
          <text:p text:style-name="P42"><text:span text:style-name="T1">VJD_STAT_MISS<text:tab/></text:span><text:span text:style-name="T51">// The <text:s/>vJoy Device is missing. It either does not exist or the driver is disabled.</text:span></text:p>
        </text:list-item>
        <text:list-item>
          <text:p text:style-name="P42"><text:span text:style-name="T1">VJD_STAT_UNKN<text:tab/></text:span><text:span text:style-name="T51">// Unknown</text:span></text:p>
        </text:list-item>
      </text:list>
      <text:list xml:id="list36212737" text:style-name="L4">
        <text:list-header>
          <text:p text:style-name="P43"/>
        </text:list-header>
      </text:list>
      <text:p text:style-name="P2"><text:span text:style-name="T49">bool</text:span><text:span text:style-name="T28"> AcquireVJD</text:span><text:span text:style-name="T1">(</text:span><text:span text:style-name="T75">UInt32</text:span><text:span text:style-name="T1"> rID);</text:span></text:p>
      <text:p text:style-name="P7">Acquire the specified device.</text:p>
      <text:p text:style-name="P7">Only a device in state VJD_STAT_FREE can be acquired.</text:p>
      <text:p text:style-name="P7">If acquisition is successful the function returns TRUE and the device status becomes VJD_STAT_OWN.</text:p>
      <text:p text:style-name="P7"/>
      <text:p text:style-name="P2"><text:span text:style-name="T50">void</text:span><text:span text:style-name="T1"><text:tab/></text:span><text:span text:style-name="T28">RelinquishVJD</text:span><text:span text:style-name="T1">(</text:span><text:span text:style-name="T75">UInt32</text:span><text:span text:style-name="T1"> rID);</text:span></text:p>
      <text:p text:style-name="P7">Relinquish the previously acquired specified device.</text:p>
      <text:p text:style-name="P7">Use only when device is state <text:s/>VJD_STAT_OWN.</text:p>
      <text:p text:style-name="P7">State becomes VJD_STAT_FREE immediately after this function returns. </text:p>
      <text:p text:style-name="P7"/>
      <text:p text:style-name="P2"><text:span text:style-name="T48">bool</text:span><text:span text:style-name="T31"> </text:span><text:span text:style-name="T32">UpdateVJD</text:span><text:span text:style-name="T31">(</text:span><text:span text:style-name="T75">UInt32</text:span><text:span text:style-name="T31"> rID, </text:span><text:span text:style-name="T48">ref</text:span><text:span text:style-name="T31"> JoystickState pData);</text:span></text:p>
      <text:p text:style-name="P12">Update the position data of the specified device.</text:p>
      <text:p text:style-name="P12">Use only after device has been succesfully acquired.</text:p>
      <text:p text:style-name="P5"><text:span text:style-name="T23">Input parameter is a reference to structure of type </text:span><text:span text:style-name="T77">JoystickState</text:span><text:span text:style-name="T23"> that holds the position data.</text:span></text:p>
      <text:p text:style-name="P12">Returns <text:span text:style-name="T57">true</text:span> if device updated.</text:p>
      <text:h text:style-name="Heading_20_3" text:outline-level="3"><text:bookmark text:name="__RefHeading__3558_1085244260"/>vJoy Device properties<text:bookmark-end text:name="__RefHeading__3558_1085244260"/></text:h>
      <text:p text:style-name="Standard">The following functions receive the virtual device ID (rID) and return the relevant data.</text:p>
      <text:p text:style-name="Standard"><text:soft-page-break/>The value of rID may vary between 1 and 16. There may be more than one virtual device installed on a given system.</text:p>
      <text:p text:style-name="Standard">The return values are meaningful only if the specified device exists</text:p>
      <text:p text:style-name="Standard">VJD stands for Virtual Joystick Device.</text:p>
      <text:p text:style-name="P18"/>
      <text:p text:style-name="P2"><text:span text:style-name="T48">int</text:span><text:span text:style-name="T31"><text:tab/></text:span><text:span text:style-name="T32">GetVJDButtonNumber</text:span><text:span text:style-name="T31">(</text:span><text:span text:style-name="T48">uint</text:span><text:span text:style-name="T31"> rID);</text:span></text:p>
      <text:p text:style-name="P7">Returns the number of buttons in the specified <text:s/>device.</text:p>
      <text:p text:style-name="P7">Valid values are 0 to 32</text:p>
      <text:p text:style-name="P7"/>
      <text:p text:style-name="P2"><text:span text:style-name="T34">int</text:span><text:span text:style-name="T1"><text:tab/></text:span><text:span text:style-name="T28">GetVJDDiscPovNumber</text:span><text:span text:style-name="T1">(</text:span><text:span text:style-name="T48">uint</text:span><text:span text:style-name="T1"> rID);</text:span></text:p>
      <text:p text:style-name="P7">Returns the number of discrete-type POV hats in the specified device</text:p>
      <text:p text:style-name="P7">Discrete-type POV Hat values may be <text:s/>North, East, South, West or neutral</text:p>
      <text:p text:style-name="P7">Valid values are 0 to 4 <text:s/>(in version 2.0.1)</text:p>
      <text:p text:style-name="P7"/>
      <text:p text:style-name="P7"><text:s/></text:p>
      <text:p text:style-name="P2"><text:span text:style-name="T34">int</text:span><text:span text:style-name="T1"><text:tab/></text:span><text:span text:style-name="T28">GetVJDContPovNumber</text:span><text:span text:style-name="T1">(</text:span><text:span text:style-name="T48">uint</text:span><text:span text:style-name="T1"> rID);</text:span></text:p>
      <text:p text:style-name="P7">Returns the number of continuous-type POV hats in the specified device</text:p>
      <text:p text:style-name="P7">continuous-type POV Hat values may be <text:s/>0 to 35900</text:p>
      <text:p text:style-name="P7">Valid values are 0 to 4 <text:s/>(in version 2.0.1)</text:p>
      <text:p text:style-name="P7"/>
      <text:p text:style-name="P7"/>
      <text:p text:style-name="P2"><text:span text:style-name="T48">bool</text:span><text:span text:style-name="T31"> GetVJDAxisExist(</text:span><text:span text:style-name="T75">UInt32</text:span><text:span text:style-name="T31"> rID, HID_USAGES Axis);</text:span></text:p>
      <text:p text:style-name="P7">Returns TRUE is the specified axis exists in the specified device</text:p>
      <text:p text:style-name="P7">Axis values can be:</text:p>
      <text:p text:style-name="P41"><text:span text:style-name="T74">HID_USAGES.</text:span><text:span text:style-name="T1">HID_USAGE_X<text:tab/><text:tab/></text:span><text:span text:style-name="T51">// X Axis</text:span></text:p>
      <text:p text:style-name="P41"><text:span text:style-name="T74">HID_USAGES.</text:span><text:span text:style-name="T1">HID_USAGE_Y<text:tab/><text:tab/></text:span><text:span text:style-name="T51">// Y Axis</text:span></text:p>
      <text:p text:style-name="P41"><text:span text:style-name="T74">HID_USAGES.</text:span><text:span text:style-name="T1">HID_USAGE_Z<text:tab/><text:tab/></text:span><text:span text:style-name="T51">// Z Axis</text:span></text:p>
      <text:p text:style-name="P41"><text:span text:style-name="T74">HID_USAGES.</text:span><text:span text:style-name="T1">HID_USAGE_RX<text:tab/><text:tab/></text:span><text:span text:style-name="T51">// Rx Axis</text:span></text:p>
      <text:p text:style-name="P41"><text:span text:style-name="T74">HID_USAGES.</text:span><text:span text:style-name="T1">HID_USAGE_RY<text:tab/><text:tab/></text:span><text:span text:style-name="T51">// Ry Axis</text:span></text:p>
      <text:p text:style-name="P41"><text:span text:style-name="T74">HID_USAGES.</text:span><text:span text:style-name="T1">HID_USAGE_RZ<text:tab/><text:tab/></text:span><text:span text:style-name="T51">// Rz Axis</text:span></text:p>
      <text:p text:style-name="P41"><text:span text:style-name="T74">HID_USAGES.</text:span><text:span text:style-name="T1">HID_USAGE_SL0<text:tab/><text:tab/></text:span><text:span text:style-name="T51">// Slider 0</text:span></text:p>
      <text:p text:style-name="P41"><text:span text:style-name="T74">HID_USAGES.</text:span><text:span text:style-name="T1">HID_USAGE_SL1<text:tab/><text:tab/></text:span><text:span text:style-name="T51">// Slider 1</text:span></text:p>
      <text:p text:style-name="P41"><text:span text:style-name="T74">HID_USAGES.</text:span><text:span text:style-name="T1">HID_USAGE_WHL<text:tab/></text:span><text:span text:style-name="T51">// Wheel</text:span></text:p>
      <text:h text:style-name="P51" text:outline-level="3"><text:bookmark text:name="__RefHeading__3560_1085244260"/>Robust write access to vJoy Devices<text:bookmark-end text:name="__RefHeading__3560_1085244260"/></text:h>
      <text:p text:style-name="P15">The following functions receive the virtual device ID (rID) and return the relevant data.</text:p>
      <text:p text:style-name="P15">These functions hide the details of the position data structure by allowing you to alter the value of a specific control. <text:s/>The downside of these functions is that you inject the data to the device serially as opposed to function <text:span text:style-name="T59">UpdateVJD()</text:span>.</text:p>
      <text:p text:style-name="P13">The value of rID may vary between 1 and 16. There may be more than one virtual device installed on a given system.</text:p>
      <text:p text:style-name="P16"/>
      <text:p text:style-name="P3"><text:span text:style-name="T48">bool</text:span><text:span text:style-name="T31"> ResetVJD(</text:span><text:span text:style-name="T75">UInt32</text:span><text:span text:style-name="T31"> rID);</text:span></text:p>
      <text:p text:style-name="P8">Resets all the controls of the specified device to a set of values.</text:p>
      <text:p text:style-name="P8">These values are hard coded in the interface DLL and are currently set as follows:</text:p>
      <text:list xml:id="list36212803" text:style-name="L5">
        <text:list-item>
          <text:p text:style-name="P40">Axes X,Y &amp; Z:<text:tab/>Middle point.</text:p>
        </text:list-item>
        <text:list-item>
          <text:p text:style-name="P40">All other axes:<text:tab/>0.</text:p>
        </text:list-item>
        <text:list-item>
          <text:p text:style-name="P40">POV Switches:<text:tab/>Neutral (-1).</text:p>
        </text:list-item>
        <text:list-item>
          <text:p text:style-name="P40">Buttons:<text:tab/><text:tab/>Not Pressed (0).</text:p>
          <text:p text:style-name="P39"/>
          <text:p text:style-name="P44"><text:span text:style-name="T34">bool</text:span><text:span text:style-name="T1"> <text:s/></text:span><text:span text:style-name="T28">ResetAll</text:span><text:span text:style-name="T1">();</text:span></text:p>
          <text:p text:style-name="P45">Resets all the controls of the all devices to a set of values.</text:p>
          <text:p text:style-name="P45">See function Reset VJD for details.</text:p>
        </text:list-item>
      </text:list>
      <text:p text:style-name="P26"/>
      <text:list xml:id="list36558966" text:continue-numbering="true" text:style-name="L5">
        <text:list-header>
          <text:p text:style-name="P48"><text:span text:style-name="T36">bool</text:span><text:span text:style-name="T10"><text:tab/></text:span><text:span text:style-name="T11">ResetButtons</text:span><text:span text:style-name="T10">(</text:span><text:span text:style-name="T68">UInt32</text:span><text:span text:style-name="T10"> rID);</text:span></text:p>
        </text:list-header>
      </text:list>
      <text:p text:style-name="P20"><text:span text:style-name="T25">Resets all </text:span>buttons (To 0) in the <text:span text:style-name="T25">specified device.</text:span></text:p>
      <text:p text:style-name="P20"/>
      <text:list xml:id="list36533576" text:continue-numbering="true" text:style-name="L5">
        <text:list-header>
          <text:p text:style-name="P48"><text:span text:style-name="T38">bool</text:span><text:span text:style-name="T11"><text:tab/>ResetPovs(</text:span><text:span text:style-name="T68">UInt32</text:span><text:span text:style-name="T11"> rID)</text:span><text:span text:style-name="T10">;</text:span></text:p>
        </text:list-header>
      </text:list>
      <text:p text:style-name="P20"><text:span text:style-name="T25">Resets all POV Switches</text:span> (To -1) in the <text:span text:style-name="T25">specified device.</text:span></text:p>
      <text:p text:style-name="P8"/>
      <text:list xml:id="list36559443" text:continue-numbering="true" text:style-name="L5">
        <text:list-header>
          <text:p text:style-name="P47"><text:span text:style-name="T42">bool</text:span><text:span text:style-name="T17"> </text:span><text:span text:style-name="T18">SetAxis</text:span><text:span text:style-name="T17">(</text:span><text:span text:style-name="T69">Int32</text:span><text:span text:style-name="T17"> Value, </text:span><text:span text:style-name="T69">UInt32</text:span><text:span text:style-name="T17"> rID, HID_USAGES Axis);</text:span></text:p>
        </text:list-header>
      </text:list>
      <text:p text:style-name="P11">Write Value to a given axis defined in the specified VDJ.</text:p>
      <text:p text:style-name="P7">Axis values can be:</text:p>
      <text:p text:style-name="P5"><text:span text:style-name="T1"><text:s/></text:span><text:span text:style-name="T80">HID_USAGES.</text:span><text:span text:style-name="T23">HID_USAGE_X<text:tab/><text:tab/></text:span><text:span text:style-name="T52">// X Axis</text:span></text:p>
      <text:p text:style-name="P41"><text:span text:style-name="T74">HID_USAGES.</text:span><text:span text:style-name="T1">HID_USAGE_Y<text:tab/><text:tab/></text:span><text:span text:style-name="T51">// Y Axis</text:span></text:p>
      <text:p text:style-name="P41"><text:span text:style-name="T74">HID_USAGES.</text:span><text:span text:style-name="T1">HID_USAGE_Z<text:tab/><text:tab/></text:span><text:span text:style-name="T51">// Z Axis</text:span></text:p>
      <text:p text:style-name="P41"><text:span text:style-name="T74">HID_USAGES.</text:span><text:span text:style-name="T1">HID_USAGE_RX<text:tab/><text:tab/></text:span><text:span text:style-name="T51">// Rx Axis</text:span></text:p>
      <text:p text:style-name="P41"><text:span text:style-name="T74">HID_USAGES.</text:span><text:span text:style-name="T1">HID_USAGE_RY<text:tab/><text:tab/></text:span><text:span text:style-name="T51">// Ry Axis</text:span></text:p>
      <text:p text:style-name="P41"><text:span text:style-name="T74">HID_USAGES.</text:span><text:span text:style-name="T1">HID_USAGE_RZ<text:tab/><text:tab/></text:span><text:span text:style-name="T51">// Rz Axis</text:span></text:p>
      <text:p text:style-name="P41"><text:span text:style-name="T74">HID_USAGES.</text:span><text:span text:style-name="T1">HID_USAGE_SL0<text:tab/><text:tab/></text:span><text:span text:style-name="T51">// Slider 0</text:span></text:p>
      <text:p text:style-name="P41"><text:span text:style-name="T74">HID_USAGES.</text:span><text:span text:style-name="T1">HID_USAGE_SL1<text:tab/><text:tab/></text:span><text:span text:style-name="T51">// Slider 1</text:span></text:p>
      <text:p text:style-name="P41"><text:span text:style-name="T78">HID_USAGES.</text:span><text:span text:style-name="T24">HID_USAGE_WHL<text:tab/></text:span><text:span text:style-name="T53">// Wheel</text:span></text:p>
      <text:list xml:id="list36547812" text:continue-numbering="true" text:style-name="L5">
        <text:list-header>
          <text:p text:style-name="P46"/>
        </text:list-header>
      </text:list>
      <text:p text:style-name="P36"><text:span text:style-name="T43">bool</text:span><text:span text:style-name="T19"> </text:span><text:span text:style-name="T20">SetBtn</text:span><text:span text:style-name="T19">(</text:span><text:span text:style-name="T43">bool</text:span><text:span text:style-name="T19"> Value, </text:span><text:span text:style-name="T72">UInt32</text:span><text:span text:style-name="T19"> rID, </text:span><text:span text:style-name="T43">uint</text:span><text:span text:style-name="T19"> nBtn)</text:span><text:span text:style-name="T22">;</text:span></text:p>
      <text:p text:style-name="P14">Write Value (true or false) to a given button defined in the specified VDJ.</text:p>
      <text:p text:style-name="P14">nBtn can range 1-32</text:p>
      <text:p text:style-name="P14"/>
      <text:p text:style-name="P5"><text:span text:style-name="T44">bool</text:span><text:span text:style-name="T21"> </text:span><text:span text:style-name="T20">SetDiscPov</text:span><text:span text:style-name="T19">(</text:span><text:span text:style-name="T72">Int32</text:span><text:span text:style-name="T19"> Value, </text:span><text:span text:style-name="T72">UInt32</text:span><text:span text:style-name="T19"> rID, </text:span><text:span text:style-name="T43">uint</text:span><text:span text:style-name="T19"> nPov);</text:span></text:p>
      <text:p text:style-name="P14">Write Value to a given discrete POV defined in the specified VDJ</text:p>
      <text:p text:style-name="P10"><text:span text:style-name="T61">Value</text:span><text:span text:style-name="T60"> can be one of the following:</text:span></text:p>
      <text:p text:style-name="P14">0:<text:tab/>North (or Forwards)</text:p>
      <text:p text:style-name="P14">1:<text:tab/>East (or Right)</text:p>
      <text:p text:style-name="P14">2:<text:tab/>South (or backwards)</text:p>
      <text:p text:style-name="P14">3:<text:tab/>West (or left)</text:p>
      <text:p text:style-name="P14">-1:<text:tab/>Neutral (Nothing pressed)</text:p>
      <text:p text:style-name="P10"><text:span text:style-name="T61">nPov</text:span><text:span text:style-name="T60"> selects the destination POV Switch. It can be 1 to 4</text:span></text:p>
      <text:p text:style-name="P14"/>
      <text:p text:style-name="P5"><text:soft-page-break/><text:span text:style-name="T43">bool</text:span><text:span text:style-name="T19"> </text:span><text:span text:style-name="T20">SetContPov</text:span><text:span text:style-name="T19">(</text:span><text:span text:style-name="T72">Int32</text:span><text:span text:style-name="T19"> Value, </text:span><text:span text:style-name="T72">UInt32</text:span><text:span text:style-name="T19"> rID, </text:span><text:span text:style-name="T43">uint</text:span><text:span text:style-name="T19"> nPov);</text:span></text:p>
      <text:p text:style-name="P14">Write Value to a given continuous POV defined in the specified VDJ</text:p>
      <text:p text:style-name="P10"><text:span text:style-name="T61">Value</text:span><text:span text:style-name="T60"> can be in the range: -1 to 35999. It is measured in units of one-hundredth <text:s/>a degree. -1 means Neutral (Nothing pressed).</text:span></text:p>
      <text:p text:style-name="P10"><text:span text:style-name="T61">nPov</text:span><text:span text:style-name="T60"> selects the destination POV Switch. It can be 1 to 4</text:span></text:p>
      <text:h text:style-name="P49" text:outline-level="2"><text:bookmark text:name="__RefHeading__3562_1085244260"/>Build &amp; Deploy:<text:bookmark-end text:name="__RefHeading__3562_1085244260"/></text:h>
      <text:p text:style-name="P7">The quickest way to build your project is to start from the supplied demo project written in C# under Visual Studio 2008 Express. It will compile as-is for x86/x64 target machines.</text:p>
      <text:p text:style-name="P5"><text:span text:style-name="T1"/></text:p>
      <text:p text:style-name="P5"><text:span text:style-name="T1">When you deploy your feeder, don't forget to supply the user with files <text:s/></text:span><text:span text:style-name="T29">vJoyInterface.dll and vJoyInterfaceWrap.dll. It should be located on the target machine's DLL search path. Usually meaning the same directory as your feeder.</text:span></text:p>
      <text:p text:style-name="P5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>
        <style:background-image/>
      </style:paragraph-properties>
      <style:text-properties fo:font-size="13pt" fo:font-style="italic" fo:font-weight="normal" style:font-size-asian="14pt" style:font-weight-asian="bold" style:font-size-complex="13pt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9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9.0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0.457cm" fo:margin-right="0.52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2H26M55S</meta:editing-duration>
    <meta:editing-cycles>99</meta:editing-cycles>
    <meta:generator>OpenOffice.org/3.3$Win32 OpenOffice.org_project/330m20$Build-9567</meta:generator>
    <dc:date>2012-10-13T16:40:57.16</dc:date>
    <meta:document-statistic meta:table-count="3" meta:image-count="0" meta:object-count="0" meta:page-count="11" meta:paragraph-count="364" meta:word-count="2282" meta:character-count="15887"/>
    <meta:user-defined meta:name="Info 1"/>
    <meta:user-defined meta:name="Info 2"/>
    <meta:user-defined meta:name="Info 3"/>
    <meta:user-defined meta:name="Info 4"/>
  </office:meta>
</office:document-meta>
</file>